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<text:soft-page-break/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<text:soft-page-break/>F. Výstup z programu JHOVE pro přiložený arc soubor</text:h>
      <text:p text:style-name="textove_20_prilohy_20_komentar">Výstup pro soubor dostupný jako elektronická příloha bakalářské práce pod názvem <text:span text:style-name="T1">IAH-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<text:soft-page-break/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<text:soft-page-break/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<text:soft-page-break/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<text:soft-page-break/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Dokumentace formátu warc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/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oft-page-break/><text:span text:style-name="T1">arc2warc_jhove2.py</text:span>. Aby správně fungoval, je potřeba mít nainstalován nástroj Jpype<text:span text:style-name="T2"> </text:span><text:span text:style-name="T3">(příloha AI) a umístit soubor do kořenové složky WARCTOOLS / hanzo (příloha A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7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19:21:39</dc:date>
    <dc:creator>Martin Prokop</dc:creator>
    <meta:editing-duration>P4DT9H42M50S</meta:editing-duration>
    <meta:editing-cycles>2318</meta:editing-cycles>
    <meta:document-statistic meta:table-count="0" meta:image-count="0" meta:object-count="0" meta:page-count="9" meta:paragraph-count="212" meta:word-count="1264" meta:character-count="12033" meta:non-whitespace-character-count="10852"/>
  </office:meta>
</office:document-meta>
</file>